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intersects_p_poly" table:style-name="ta1">
        <table:shapes>
          <draw:frame draw:z-index="0" draw:style-name="gr1" svg:width="15.999cm" svg:height="8.999cm" svg:x="6.932cm" svg:y="3.603cm">
            <draw:object draw:notify-on-update-of-ranges="intersects_p_poly.B3:intersects_p_poly.H3 intersects_p_poly.A4:intersects_p_poly.A4 intersects_p_poly.B4:intersects_p_poly.H4 intersects_p_poly.A5:intersects_p_poly.A5 intersects_p_poly.B5:intersects_p_poly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int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099">
            <text:p>0,099</text:p>
          </table:table-cell>
          <table:table-cell office:value-type="float" office:value="0.108">
            <text:p>0,108</text:p>
          </table:table-cell>
          <table:table-cell office:value-type="float" office:value="0.111">
            <text:p>0,111</text:p>
          </table:table-cell>
          <table:table-cell office:value-type="float" office:value="0.115">
            <text:p>0,115</text:p>
          </table:table-cell>
          <table:table-cell office:value-type="float" office:value="0.158">
            <text:p>0,158</text:p>
          </table:table-cell>
          <table:table-cell office:value-type="float" office:value="0.196">
            <text:p>0,196</text:p>
          </table:table-cell>
          <table:table-cell office:value-type="float" office:value="0.303">
            <text:p>0,303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31">
            <text:p>0,131</text:p>
          </table:table-cell>
          <table:table-cell office:value-type="float" office:value="0.136">
            <text:p>0,136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37">
            <text:p>0,237</text:p>
          </table:table-cell>
          <table:table-cell office:value-type="float" office:value="0.299">
            <text:p>0,299</text:p>
          </table:table-cell>
        </table:table-row>
      </table:table>
      <table:table table:name="intersects_poly_poly" table:style-name="ta1">
        <table:shapes>
          <draw:frame draw:z-index="0" draw:style-name="gr1" svg:width="15.999cm" svg:height="8.999cm" svg:x="4.597cm" svg:y="4.289cm">
            <draw:object draw:notify-on-update-of-ranges="intersects_poly_poly.B3:intersects_poly_poly.H3 intersects_poly_poly.A4:intersects_poly_poly.A4 intersects_poly_poly.B4:intersects_poly_poly.H4 intersects_poly_poly.A5:intersects_poly_poly.A5 intersects_poly_poly.B5:intersects_poly_poly.H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366">
            <text:p>0,366</text:p>
          </table:table-cell>
          <table:table-cell office:value-type="float" office:value="0.461">
            <text:p>0,461</text:p>
          </table:table-cell>
          <table:table-cell office:value-type="float" office:value="0.415">
            <text:p>0,415</text:p>
          </table:table-cell>
          <table:table-cell office:value-type="float" office:value="0.595">
            <text:p>0,595</text:p>
          </table:table-cell>
          <table:table-cell office:value-type="float" office:value="1.222">
            <text:p>1,222</text:p>
          </table:table-cell>
          <table:table-cell office:value-type="float" office:value="2.494">
            <text:p>2,49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219">
            <text:p>0,219</text:p>
          </table:table-cell>
          <table:table-cell office:value-type="float" office:value="0.192">
            <text:p>0,192</text:p>
          </table:table-cell>
          <table:table-cell office:value-type="float" office:value="0.261">
            <text:p>0,261</text:p>
          </table:table-cell>
          <table:table-cell office:value-type="float" office:value="0.328">
            <text:p>0,328</text:p>
          </table:table-cell>
          <table:table-cell office:value-type="float" office:value="0.45">
            <text:p>0,45</text:p>
          </table:table-cell>
          <table:table-cell office:value-type="float" office:value="0.656">
            <text:p>0,656</text:p>
          </table:table-cell>
          <table:table-cell office:value-type="float" office:value="1.018">
            <text:p>1,018</text:p>
          </table:table-cell>
        </table:table-row>
      </table:table>
      <table:table table:name="intersection_poly_poly" table:style-name="ta1">
        <table:shapes>
          <draw:frame draw:z-index="0" draw:style-name="gr1" svg:width="15.999cm" svg:height="8.999cm" svg:x="1.378cm" svg:y="5.089cm">
            <draw:object draw:notify-on-update-of-ranges="intersection_poly_poly.B3:intersection_poly_poly.H3 intersection_poly_poly.A4:intersection_poly_poly.A4 intersection_poly_poly.B4:intersection_poly_poly.H4 intersection_poly_poly.A5:intersection_poly_poly.A5 intersection_poly_poly.B5:intersection_poly_poly.H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6.017cm" svg:height="8.991cm" svg:x="18.603cm" svg:y="5.015cm">
            <draw:object draw:notify-on-update-of-ranges="intersection_poly_poly.A8:intersection_poly_poly.A8 intersection_poly_poly.B8:intersection_poly_poly.H8 intersection_poly_poly.A9:intersection_poly_poly.A9 intersection_poly_poly.B9:intersection_poly_poly.H9 intersection_poly_poly.A10:intersection_poly_poly.A10 intersection_poly_poly.B10:intersection_poly_poly.H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ion(Polygon, 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14">
            <text:p>1,14</text:p>
          </table:table-cell>
          <table:table-cell office:value-type="float" office:value="1.294">
            <text:p>1,294</text:p>
          </table:table-cell>
          <table:table-cell office:value-type="float" office:value="2.082">
            <text:p>2,082</text:p>
          </table:table-cell>
          <table:table-cell office:value-type="float" office:value="3.754">
            <text:p>3,754</text:p>
          </table:table-cell>
          <table:table-cell office:value-type="float" office:value="9.681">
            <text:p>9,681</text:p>
          </table:table-cell>
          <table:table-cell office:value-type="float" office:value="20.698">
            <text:p>20,698</text:p>
          </table:table-cell>
          <table:table-cell office:value-type="float" office:value="48.182">
            <text:p>48,182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143">
            <text:p>1,143</text:p>
          </table:table-cell>
          <table:table-cell office:value-type="float" office:value="1.321">
            <text:p>1,321</text:p>
          </table:table-cell>
          <table:table-cell office:value-type="float" office:value="2.078">
            <text:p>2,078</text:p>
          </table:table-cell>
          <table:table-cell office:value-type="float" office:value="3.729">
            <text:p>3,729</text:p>
          </table:table-cell>
          <table:table-cell office:value-type="float" office:value="9.718">
            <text:p>9,718</text:p>
          </table:table-cell>
          <table:table-cell office:value-type="float" office:value="20.858">
            <text:p>20,858</text:p>
          </table:table-cell>
          <table:table-cell office:value-type="float" office:value="48.138">
            <text:p>48,138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intersection(Polygon, Polygon) <text:span text:style-name="T1">with holes</text:span></text:p>
          </table:table-cell>
          <table:table-cell table:number-columns-repeated="7"/>
        </table:table-row>
        <table:table-row table:style-name="ro2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1.981">
            <text:p>1,981</text:p>
          </table:table-cell>
          <table:table-cell office:value-type="float" office:value="2.309">
            <text:p>2,309</text:p>
          </table:table-cell>
          <table:table-cell office:value-type="float" office:value="3.972">
            <text:p>3,972</text:p>
          </table:table-cell>
          <table:table-cell office:value-type="float" office:value="7.523">
            <text:p>7,523</text:p>
          </table:table-cell>
          <table:table-cell office:value-type="float" office:value="20.063">
            <text:p>20,063</text:p>
          </table:table-cell>
          <table:table-cell office:value-type="float" office:value="46.207">
            <text:p>46,207</text:p>
          </table:table-cell>
          <table:table-cell office:value-type="float" office:value="117.423">
            <text:p>117,423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1.985">
            <text:p>1,985</text:p>
          </table:table-cell>
          <table:table-cell office:value-type="float" office:value="2.304">
            <text:p>2,304</text:p>
          </table:table-cell>
          <table:table-cell office:value-type="float" office:value="3.956">
            <text:p>3,956</text:p>
          </table:table-cell>
          <table:table-cell office:value-type="float" office:value="7.501">
            <text:p>7,501</text:p>
          </table:table-cell>
          <table:table-cell office:value-type="float" office:value="19.729">
            <text:p>19,729</text:p>
          </table:table-cell>
          <table:table-cell office:value-type="float" office:value="45.532">
            <text:p>45,532</text:p>
          </table:table-cell>
          <table:table-cell office:value-type="float" office:value="119.138">
            <text:p>119,138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ea" table:style-name="ta1">
        <table:shapes>
          <draw:frame draw:z-index="0" draw:style-name="gr1" svg:width="15.999cm" svg:height="8.999cm" svg:x="4.597cm" svg:y="4.289cm">
            <draw:object draw:notify-on-update-of-ranges="area.B3:area.H3 area.A4:area.A4 area.B4:area.H4 area.A5:area.A5 area.B5:area.H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area(Polygon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08">
            <text:p>0,108</text:p>
          </table:table-cell>
          <table:table-cell office:value-type="float" office:value="0.095">
            <text:p>0,095</text:p>
          </table:table-cell>
          <table:table-cell office:value-type="float" office:value="0.103">
            <text:p>0,103</text:p>
          </table:table-cell>
          <table:table-cell office:value-type="float" office:value="0.102">
            <text:p>0,102</text:p>
          </table:table-cell>
          <table:table-cell office:value-type="float" office:value="0.118">
            <text:p>0,118</text:p>
          </table:table-cell>
          <table:table-cell office:value-type="float" office:value="0.133">
            <text:p>0,133</text:p>
          </table:table-cell>
          <table:table-cell office:value-type="float" office:value="0.169">
            <text:p>0,169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19">
            <text:p>0,119</text:p>
          </table:table-cell>
          <table:table-cell office:value-type="float" office:value="0.109">
            <text:p>0,109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01">
            <text:p>0,201</text:p>
          </table:table-cell>
          <table:table-cell office:value-type="float" office:value="0.281">
            <text:p>0,281</text:p>
          </table:table-cell>
        </table:table-row>
      </table:table>
      <table:table table:name="convexhull" table:style-name="ta1">
        <table:shapes>
          <draw:frame draw:z-index="0" draw:style-name="gr1" svg:width="15.999cm" svg:height="8.999cm" svg:x="4.597cm" svg:y="4.289cm">
            <draw:object draw:notify-on-update-of-ranges="convexhull.B3:convexhull.H3 convexhull.A4:convexhull.A4 convexhull.B4:convexhull.H4 convexhull.A5:convexhull.A5 convexhull.B5:convexhull.H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convexhull(multipoint)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# of points per multipoin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GEOS</text:p>
          </table:table-cell>
          <table:table-cell office:value-type="float" office:value="0.147">
            <text:p>0,147</text:p>
          </table:table-cell>
          <table:table-cell office:value-type="float" office:value="0.159">
            <text:p>0,159</text:p>
          </table:table-cell>
          <table:table-cell office:value-type="float" office:value="0.194">
            <text:p>0,194</text:p>
          </table:table-cell>
          <table:table-cell office:value-type="float" office:value="0.323">
            <text:p>0,323</text:p>
          </table:table-cell>
          <table:table-cell office:value-type="float" office:value="0.636">
            <text:p>0,636</text:p>
          </table:table-cell>
          <table:table-cell office:value-type="float" office:value="0.952">
            <text:p>0,952</text:p>
          </table:table-cell>
          <table:table-cell office:value-type="float" office:value="1.696">
            <text:p>1,696</text:p>
          </table:table-cell>
        </table:table-row>
        <table:table-row table:style-name="ro1">
          <table:table-cell office:value-type="string">
            <text:p>SFCGAL</text:p>
          </table:table-cell>
          <table:table-cell office:value-type="float" office:value="0.169">
            <text:p>0,169</text:p>
          </table:table-cell>
          <table:table-cell office:value-type="float" office:value="0.153">
            <text:p>0,153</text:p>
          </table:table-cell>
          <table:table-cell office:value-type="float" office:value="0.178">
            <text:p>0,178</text:p>
          </table:table-cell>
          <table:table-cell office:value-type="float" office:value="0.274">
            <text:p>0,274</text:p>
          </table:table-cell>
          <table:table-cell office:value-type="float" office:value="0.444">
            <text:p>0,444</text:p>
          </table:table-cell>
          <table:table-cell office:value-type="float" office:value="0.762">
            <text:p>0,762</text:p>
          </table:table-cell>
          <table:table-cell office:value-type="float" office:value="1.344">
            <text:p>1,34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30T14:09:43</meta:creation-date>
    <dc:date>2012-08-31T17:18:35</dc:date>
    <dc:creator>Hugo Mercier</dc:creator>
    <meta:editing-duration>PT5M57S</meta:editing-duration>
    <meta:editing-cycles>9</meta:editing-cycles>
    <meta:generator>LibreOffice/3.5$Linux_X86_64 LibreOffice_project/350m1$Build-2</meta:generator>
    <meta:document-statistic meta:table-count="5" meta:cell-count="1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_poly.A3:intersects_p_poly.H5" chart:data-source-has-labels="both" svg:x="1.331cm" svg:y="0.855cm" svg:width="11.309cm" svg:height="6.984cm">
          <chartooo:coordinate-region svg:x="2.243cm" svg:y="1.054cm" svg:width="10.117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_poly.B3:intersects_p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_poly.B4:intersects_p_poly.H4" chart:label-cell-address="intersects_p_poly.A4:intersects_p_poly.A4" chart:class="chart:line">
            <chart:data-point chart:repeated="7"/>
          </chart:series>
          <chart:series chart:style-name="ch9" chart:values-cell-range-address="intersects_p_poly.B5:intersects_p_poly.H5" chart:label-cell-address="intersects_p_poly.A5:intersects_p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_poly.B3:intersects_p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_poly.A4:intersects_p_poly.A4</svg:desc>
                </draw:g>
              </table:table-cell>
              <table:table-cell office:value-type="float" office:value="0.099">
                <text:p>0.099</text:p>
                <draw:g>
                  <svg:desc>intersects_p_poly.B4:intersects_p_poly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115">
                <text:p>0.115</text:p>
              </table:table-cell>
              <table:table-cell office:value-type="float" office:value="0.158">
                <text:p>0.158</text:p>
              </table:table-cell>
              <table:table-cell office:value-type="float" office:value="0.196">
                <text:p>0.196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SFCGAL</text:p>
                <draw:g>
                  <svg:desc>intersects_p_poly.A5:intersects_p_poly.A5</svg:desc>
                </draw:g>
              </table:table-cell>
              <table:table-cell office:value-type="float" office:value="0.122">
                <text:p>0.122</text:p>
                <draw:g>
                  <svg:desc>intersects_p_poly.B5:intersects_p_poly.H5</svg:desc>
                </draw:g>
              </table:table-cell>
              <table:table-cell office:value-type="float" office:value="0.131">
                <text:p>0.131</text:p>
              </table:table-cell>
              <table:table-cell office:value-type="float" office:value="0.136">
                <text:p>0.136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37">
                <text:p>0.237</text:p>
              </table:table-cell>
              <table:table-cell office:value-type="float" office:value="0.299">
                <text:p>0.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oly_poly.A3:intersects_poly_poly.H5" chart:data-source-has-labels="both" svg:x="1.331cm" svg:y="0.855cm" svg:width="11.309cm" svg:height="6.984cm">
          <chartooo:coordinate-region svg:x="1.767cm" svg:y="1.054cm" svg:width="10.593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oly_poly.B3:intersects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oly_poly.B4:intersects_poly_poly.H4" chart:label-cell-address="intersects_poly_poly.A4:intersects_poly_poly.A4" chart:class="chart:line">
            <chart:data-point chart:repeated="7"/>
          </chart:series>
          <chart:series chart:style-name="ch9" chart:values-cell-range-address="intersects_poly_poly.B5:intersects_poly_poly.H5" chart:label-cell-address="intersects_poly_poly.A5:intersects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oly_poly.B3:intersects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oly_poly.A4:intersects_poly_poly.A4</svg:desc>
                </draw:g>
              </table:table-cell>
              <table:table-cell office:value-type="float" office:value="0.366">
                <text:p>0.366</text:p>
                <draw:g>
                  <svg:desc>intersects_poly_poly.B4:intersects_poly_poly.H4</svg:desc>
                </draw:g>
              </table:table-cell>
              <table:table-cell office:value-type="float" office:value="0.461">
                <text:p>0.461</text:p>
              </table:table-cell>
              <table:table-cell office:value-type="float" office:value="0.415">
                <text:p>0.415</text:p>
              </table:table-cell>
              <table:table-cell office:value-type="float" office:value="0.595">
                <text:p>0.595</text:p>
              </table:table-cell>
              <table:table-cell office:value-type="float" office:value="1.222">
                <text:p>1.222</text:p>
              </table:table-cell>
              <table:table-cell office:value-type="float" office:value="2.494">
                <text:p>2.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FCGAL</text:p>
                <draw:g>
                  <svg:desc>intersects_poly_poly.A5:intersects_poly_poly.A5</svg:desc>
                </draw:g>
              </table:table-cell>
              <table:table-cell office:value-type="float" office:value="0.219">
                <text:p>0.219</text:p>
                <draw:g>
                  <svg:desc>intersects_poly_poly.B5:intersects_poly_poly.H5</svg:desc>
                </draw:g>
              </table:table-cell>
              <table:table-cell office:value-type="float" office:value="0.192">
                <text:p>0.192</text:p>
              </table:table-cell>
              <table:table-cell office:value-type="float" office:value="0.261">
                <text:p>0.261</text:p>
              </table:table-cell>
              <table:table-cell office:value-type="float" office:value="0.328">
                <text:p>0.328</text:p>
              </table:table-cell>
              <table:table-cell office:value-type="float" office:value="0.45">
                <text:p>0.45</text:p>
              </table:table-cell>
              <table:table-cell office:value-type="float" office:value="0.656">
                <text:p>0.656</text:p>
              </table:table-cell>
              <table:table-cell office:value-type="float" office:value="1.018">
                <text:p>1.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ion_poly_poly.B3:intersection_poly_poly.H5 intersection_poly_poly.A4:intersection_poly_poly.A5" chart:data-source-has-labels="both" svg:x="1.331cm" svg:y="0.855cm" svg:width="11.309cm" svg:height="6.984cm">
          <chartooo:coordinate-region svg:x="1.952cm" svg:y="1.054cm" svg:width="10.408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ion_poly_poly.B3:intersection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poly_poly.B4:intersection_poly_poly.H4" chart:label-cell-address="intersection_poly_poly.A4:intersection_poly_poly.A4" chart:class="chart:line">
            <chart:data-point chart:repeated="7"/>
          </chart:series>
          <chart:series chart:style-name="ch9" chart:values-cell-range-address="intersection_poly_poly.B5:intersection_poly_poly.H5" chart:label-cell-address="intersection_poly_poly.A5:intersection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B3:intersection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A4:intersection_poly_poly.A4</svg:desc>
                </draw:g>
              </table:table-cell>
              <table:table-cell office:value-type="float" office:value="1.14">
                <text:p>1.14</text:p>
                <draw:g>
                  <svg:desc>intersection_poly_poly.B4:intersection_poly_poly.H4</svg:desc>
                </draw:g>
              </table:table-cell>
              <table:table-cell office:value-type="float" office:value="1.294">
                <text:p>1.294</text:p>
              </table:table-cell>
              <table:table-cell office:value-type="float" office:value="2.082">
                <text:p>2.082</text:p>
              </table:table-cell>
              <table:table-cell office:value-type="float" office:value="3.754">
                <text:p>3.754</text:p>
              </table:table-cell>
              <table:table-cell office:value-type="float" office:value="9.681">
                <text:p>9.681</text:p>
              </table:table-cell>
              <table:table-cell office:value-type="float" office:value="20.698">
                <text:p>20.698</text:p>
              </table:table-cell>
              <table:table-cell office:value-type="float" office:value="48.182">
                <text:p>48.182</text:p>
              </table:table-cell>
            </table:table-row>
            <table:table-row>
              <table:table-cell office:value-type="string">
                <text:p>SFCGAL</text:p>
                <draw:g>
                  <svg:desc>intersection_poly_poly.A5:intersection_poly_poly.A5</svg:desc>
                </draw:g>
              </table:table-cell>
              <table:table-cell office:value-type="float" office:value="1.143">
                <text:p>1.143</text:p>
                <draw:g>
                  <svg:desc>intersection_poly_poly.B5:intersection_poly_poly.H5</svg:desc>
                </draw:g>
              </table:table-cell>
              <table:table-cell office:value-type="float" office:value="1.321">
                <text:p>1.321</text:p>
              </table:table-cell>
              <table:table-cell office:value-type="float" office:value="2.078">
                <text:p>2.078</text:p>
              </table:table-cell>
              <table:table-cell office:value-type="float" office:value="3.729">
                <text:p>3.729</text:p>
              </table:table-cell>
              <table:table-cell office:value-type="float" office:value="9.718">
                <text:p>9.718</text:p>
              </table:table-cell>
              <table:table-cell office:value-type="float" office:value="20.858">
                <text:p>20.858</text:p>
              </table:table-cell>
              <table:table-cell office:value-type="float" office:value="48.138">
                <text:p>48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area.A3:area.H5" chart:data-source-has-labels="both" svg:x="1.331cm" svg:y="0.855cm" svg:width="11.309cm" svg:height="6.984cm">
          <chartooo:coordinate-region svg:x="2.243cm" svg:y="1.055cm" svg:width="10.117cm" svg:height="6.137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area.B3:area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area.B4:area.H4" chart:label-cell-address="area.A4:area.A4" chart:class="chart:line">
            <chart:data-point chart:repeated="7"/>
          </chart:series>
          <chart:series chart:style-name="ch9" chart:values-cell-range-address="area.B5:area.H5" chart:label-cell-address="area.A5:area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area.B3:area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area.A4:area.A4</svg:desc>
                </draw:g>
              </table:table-cell>
              <table:table-cell office:value-type="float" office:value="0.108">
                <text:p>0.108</text:p>
                <draw:g>
                  <svg:desc>area.B4:area.H4</svg:desc>
                </draw:g>
              </table:table-cell>
              <table:table-cell office:value-type="float" office:value="0.095">
                <text:p>0.095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18">
                <text:p>0.118</text:p>
              </table:table-cell>
              <table:table-cell office:value-type="float" office:value="0.133">
                <text:p>0.13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SFCGAL</text:p>
                <draw:g>
                  <svg:desc>area.A5:area.A5</svg:desc>
                </draw:g>
              </table:table-cell>
              <table:table-cell office:value-type="float" office:value="0.122">
                <text:p>0.122</text:p>
                <draw:g>
                  <svg:desc>area.B5:area.H5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01">
                <text:p>0.201</text:p>
              </table:table-cell>
              <table:table-cell office:value-type="float" office:value="0.281">
                <text:p>0.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convexhull.A3:convexhull.H5" chart:data-source-has-labels="both" svg:x="1.331cm" svg:y="0.855cm" svg:width="11.309cm" svg:height="6.984cm">
          <chartooo:coordinate-region svg:x="2.058cm" svg:y="1.054cm" svg:width="10.302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convexhull.B3:convexhull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convexhull.B4:convexhull.H4" chart:label-cell-address="convexhull.A4:convexhull.A4" chart:class="chart:line">
            <chart:data-point chart:repeated="7"/>
          </chart:series>
          <chart:series chart:style-name="ch9" chart:values-cell-range-address="convexhull.B5:convexhull.H5" chart:label-cell-address="convexhull.A5:convexhull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convexhull.B3:convexhull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convexhull.A4:convexhull.A4</svg:desc>
                </draw:g>
              </table:table-cell>
              <table:table-cell office:value-type="float" office:value="0.147">
                <text:p>0.147</text:p>
                <draw:g>
                  <svg:desc>convexhull.B4:convexhull.H4</svg:desc>
                </draw:g>
              </table:table-cell>
              <table:table-cell office:value-type="float" office:value="0.159">
                <text:p>0.159</text:p>
              </table:table-cell>
              <table:table-cell office:value-type="float" office:value="0.194">
                <text:p>0.194</text:p>
              </table:table-cell>
              <table:table-cell office:value-type="float" office:value="0.323">
                <text:p>0.323</text:p>
              </table:table-cell>
              <table:table-cell office:value-type="float" office:value="0.636">
                <text:p>0.636</text:p>
              </table:table-cell>
              <table:table-cell office:value-type="float" office:value="0.952">
                <text:p>0.952</text:p>
              </table:table-cell>
              <table:table-cell office:value-type="float" office:value="1.696">
                <text:p>1.696</text:p>
              </table:table-cell>
            </table:table-row>
            <table:table-row>
              <table:table-cell office:value-type="string">
                <text:p>SFCGAL</text:p>
                <draw:g>
                  <svg:desc>convexhull.A5:convexhull.A5</svg:desc>
                </draw:g>
              </table:table-cell>
              <table:table-cell office:value-type="float" office:value="0.169">
                <text:p>0.169</text:p>
                <draw:g>
                  <svg:desc>convexhull.B5:convexhull.H5</svg:desc>
                </draw:g>
              </table:table-cell>
              <table:table-cell office:value-type="float" office:value="0.153">
                <text:p>0.153</text:p>
              </table:table-cell>
              <table:table-cell office:value-type="float" office:value="0.178">
                <text:p>0.178</text:p>
              </table:table-cell>
              <table:table-cell office:value-type="float" office:value="0.274">
                <text:p>0.274</text:p>
              </table:table-cell>
              <table:table-cell office:value-type="float" office:value="0.444">
                <text:p>0.444</text:p>
              </table:table-cell>
              <table:table-cell office:value-type="float" office:value="0.762">
                <text:p>0.762</text:p>
              </table:table-cell>
              <table:table-cell office:value-type="float" office:value="1.344">
                <text:p>1.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8cm" svg:height="8.992cm" xlink:href=".." xlink:type="simple" chart:class="chart:line" chart:style-name="ch1">
        <chart:title svg:x="6.881cm" svg:y="0.315cm" chart:style-name="ch2">
          <text:p>With holes</text:p>
        </chart:title>
        <chart:legend chart:legend-position="end" svg:x="13.298cm" svg:y="3.948cm" style:legend-expansion="high" chart:style-name="ch3"/>
        <chart:plot-area chart:style-name="ch4" table:cell-range-address="intersection_poly_poly.A8:intersection_poly_poly.H10" chart:data-source-has-labels="both" svg:x="0.77cm" svg:y="1.631cm" svg:width="11.888cm" svg:height="6.762cm">
          <chartooo:coordinate-region svg:x="1.577cm" svg:y="1.83cm" svg:width="10.801cm" svg:height="5.916cm"/>
          <chart:axis chart:dimension="x" chart:name="primary-x" chart:style-name="ch5" chartooo:axis-type="auto">
            <chartooo:date-scale/>
            <chart:categories table:cell-range-address="intersection_poly_poly.B8:intersection_poly_poly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rsection_poly_poly.B9:intersection_poly_poly.H9" chart:label-cell-address="intersection_poly_poly.A9:intersection_poly_poly.A9" chart:class="chart:line">
            <chart:data-point chart:repeated="7"/>
          </chart:series>
          <chart:series chart:style-name="ch8" chart:values-cell-range-address="intersection_poly_poly.B10:intersection_poly_poly.H10" chart:label-cell-address="intersection_poly_poly.A10:intersection_poly_poly.A1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B8:intersection_poly_poly.H8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A9:intersection_poly_poly.A9</svg:desc>
                </draw:g>
              </table:table-cell>
              <table:table-cell office:value-type="float" office:value="1.981">
                <text:p>1.981</text:p>
                <draw:g>
                  <svg:desc>intersection_poly_poly.B9:intersection_poly_poly.H9</svg:desc>
                </draw:g>
              </table:table-cell>
              <table:table-cell office:value-type="float" office:value="2.309">
                <text:p>2.309</text:p>
              </table:table-cell>
              <table:table-cell office:value-type="float" office:value="3.972">
                <text:p>3.972</text:p>
              </table:table-cell>
              <table:table-cell office:value-type="float" office:value="7.523">
                <text:p>7.523</text:p>
              </table:table-cell>
              <table:table-cell office:value-type="float" office:value="20.063">
                <text:p>20.063</text:p>
              </table:table-cell>
              <table:table-cell office:value-type="float" office:value="46.207">
                <text:p>46.207</text:p>
              </table:table-cell>
              <table:table-cell office:value-type="float" office:value="117.423">
                <text:p>117.423</text:p>
              </table:table-cell>
            </table:table-row>
            <table:table-row>
              <table:table-cell office:value-type="string">
                <text:p>SFCGAL</text:p>
                <draw:g>
                  <svg:desc>intersection_poly_poly.A10:intersection_poly_poly.A10</svg:desc>
                </draw:g>
              </table:table-cell>
              <table:table-cell office:value-type="float" office:value="1.985">
                <text:p>1.985</text:p>
                <draw:g>
                  <svg:desc>intersection_poly_poly.B10:intersection_poly_poly.H10</svg:desc>
                </draw:g>
              </table:table-cell>
              <table:table-cell office:value-type="float" office:value="2.304">
                <text:p>2.304</text:p>
              </table:table-cell>
              <table:table-cell office:value-type="float" office:value="3.956">
                <text:p>3.956</text:p>
              </table:table-cell>
              <table:table-cell office:value-type="float" office:value="7.501">
                <text:p>7.501</text:p>
              </table:table-cell>
              <table:table-cell office:value-type="float" office:value="19.729">
                <text:p>19.729</text:p>
              </table:table-cell>
              <table:table-cell office:value-type="float" office:value="45.532">
                <text:p>45.532</text:p>
              </table:table-cell>
              <table:table-cell office:value-type="float" office:value="119.138">
                <text:p>119.1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